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4-11-06" calcext:value-type="date">
            <text:p>06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700" calcext:value-type="float">
            <text:p>7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00" calcext:value-type="float">
            <text:p>700,00</text:p>
          </table:table-cell>
          <table:table-cell table:style-name="ce30" office:value-type="date" office:date-value="2025-01-04" calcext:value-type="date">
            <text:p>04/01/2025</text:p>
          </table:table-cell>
          <table:table-cell table:style-name="ce51" table:formula="of:=[.C7]-[.F7]" office:value-type="float" office:value="40" calcext:value-type="float">
            <text:p>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80" calcext:value-type="float">
            <text:p>78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8]-[.F8]" office:value-type="float" office:value="-40" calcext:value-type="float">
            <text:p>(40,00)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740" calcext:value-type="float">
            <text:p>740,00</text:p>
          </table:table-cell>
          <table:table-cell table:style-name="ce30" office:value-type="date" office:date-value="2025-05-05" calcext:value-type="date">
            <text:p>05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1]-[.F11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740" calcext:value-type="float">
            <text:p>74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2]-[.F12]" office:value-type="float" office:value="740" calcext:value-type="float">
            <text:p>74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2])" office:value-type="float" office:value="1480" calcext:value-type="float">
            <text:p>1.48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2.176223616">00:00:00</text:time></text:span><text:span text:style-name="MT2"><text:s/></text:span></text:p>
        </style:region-center>
        <style:region-right>
          <text:p><text:span text:style-name="MT4">Adriana Martins Keder</text:span></text:p>
          <text:p><text:span text:style-name="MT2">Tel.: 3248-2677 / 9692-255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driana Martins Keder</text:span></text:p>
          <text:p>adrianamkeder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2.1784235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6-27T10:20:42.488707793</dc:date>
    <dc:language>pt-PT</dc:language>
    <meta:editing-cycles>491</meta:editing-cycles>
    <meta:editing-duration>P2DT14H2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